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1" svg:font-family="StarSymbol" style:font-charset="x-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ent-style-name="UrbanBody">
      <style:text-properties officeooo:paragraph-rsid="00127761"/>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officeooo:rsid="00127761"/>
    </style:style>
    <style:style style:name="T9" style:family="text">
      <style:text-properties officeooo:rsid="00130160"/>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6"><text:span text:style-name="T10">do text</text:span></text:p><text:p text:style-name="P6"><text:span text:style-name="T10">from document(at=header, format='odt')</text:span></text:p></office:annotation><text:span text:style-name="T3">Import depuis header.odt</text:span></text:p></draw:text-box></draw:frame></text:p>
      <text:p text:style-name="UrbanBody"/>
      <text:p text:style-name="UrbanBody"><text:tab/><text:tab/><text:tab/><text:tab/><text:tab/><text:tab/><text:span text:style-name="T8">Étaient</text:span>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6"><text:span text:style-name="T12">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6"><text:span text:style-name="T11">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a 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text-input text:description="">self.getFolderZone()</text:text-input>" au plan de secteur de Namur adopté par Arrêté Ministériel du 14 mai 1986, et qui n'a pas cessé de produire ses effets pour le bien précité;</text:p>
      <text:p text:style-name="UrbanBody"/>
      <text:p text:style-name="P5">(2) Considérant que le bien est situé en "<text:text-input text:description="">self.getFolderZone()</text:text-input>"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text:text-input text:description="">self.getSubdivisionDetails()</text:text-input><text:s/>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text:span text:style-name="T9">DÉCIDE</text:span> :</text:p>
      <text:p text:style-name="UrbanBody"/>
      <text:p text:style-name="UrbanBody">(1) Article 1er. - Le permis d'urbanisme sollicité par <text:text-input text:description="">applicantobj.getPersonTitle()</text:text-input><text:s/><text:text-input text:description="">applicantobj.getName1()</text:text-input><text:s/><text:text-input text:description="">applicantobj.getName2()</text:text-input><text:s/>est <text:text-input text:description="">urbanEventType.getDecision()</text:text-input>.</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6"><text:span text:style-name="T10">do text</text:span></text:p><text:p text:style-name="P6"><text:span text:style-name="T10">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1" svg:font-family="StarSymbol" style:font-charset="x-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8-03T09:07:03</meta:creation-date>
    <dc:date>2021-03-18T08:26:06.741584538</dc:date>
    <dc:language>fr-FR</dc:language>
    <meta:editing-cycles>22</meta:editing-cycles>
    <meta:editing-duration>PT4H8M4S</meta:editing-duration>
    <meta:document-statistic meta:table-count="0" meta:image-count="0" meta:object-count="0" meta:page-count="9" meta:paragraph-count="133" meta:word-count="3588" meta:character-count="22099" meta:non-whitespace-character-count="18609"/>
    <meta:user-defined meta:name="Info 1"/>
    <meta:user-defined meta:name="Info 2"/>
    <meta:user-defined meta:name="Info 3"/>
    <meta:user-defined meta:name="Info 4"/>
  </office:meta>
</office:document-meta>
</file>